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rbi" svg:font-family="Calirbi"/>
    <style:font-face style:name="Calibri" svg:font-family="Calibri" style:font-family-generic="swiss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8">
      <style:paragraph-properties fo:margin-left="0in" fo:margin-right="0in" fo:margin-top="0in" fo:margin-bottom="0.1945in" style:contextual-spacing="true" fo:text-indent="0in" style:auto-text-indent="false"/>
    </style:style>
    <style:style style:name="P2" style:family="paragraph" style:parent-style-name="List_20_Paragraph">
      <style:paragraph-properties fo:margin-left="0in" fo:margin-right="0in" fo:margin-top="0in" fo:margin-bottom="0.1945in" style:contextual-spacing="true" fo:text-indent="0in" style:auto-text-indent="false"/>
      <style:text-properties fo:font-weight="bold" officeooo:paragraph-rsid="00178930" style:font-weight-asian="bold"/>
    </style:style>
    <style:style style:name="P3" style:family="paragraph" style:parent-style-name="List_20_Paragraph">
      <style:paragraph-properties fo:margin-left="0in" fo:margin-right="0in" fo:margin-top="0in" fo:margin-bottom="0.1945in" style:contextual-spacing="true" fo:text-indent="0in" style:auto-text-indent="false"/>
      <style:text-properties fo:color="#800080" loext:opacity="100%" style:font-name="Calibri" fo:font-size="11pt" fo:font-weight="bold" officeooo:rsid="00178930" officeooo:paragraph-rsid="0019dd87" style:font-size-asian="11pt" style:font-weight-asian="bold" style:font-size-complex="11pt" style:font-weight-complex="bold"/>
    </style:style>
    <style:style style:name="P4" style:family="paragraph" style:parent-style-name="List_20_Paragraph">
      <style:paragraph-properties fo:margin-left="0in" fo:margin-right="0in" fo:margin-top="0in" fo:margin-bottom="0.1945in" style:contextual-spacing="true" fo:text-indent="0in" style:auto-text-indent="false"/>
      <style:text-properties fo:color="#800080" loext:opacity="100%" style:font-name="Calibri" fo:font-size="11pt" fo:font-weight="bold" officeooo:rsid="00178930" officeooo:paragraph-rsid="001ba4a1" style:font-size-asian="11pt" style:font-weight-asian="bold" style:font-size-complex="11pt" style:font-weight-complex="bold"/>
    </style:style>
    <style:style style:name="P5" style:family="paragraph" style:parent-style-name="List_20_Paragraph">
      <style:paragraph-properties fo:margin-left="0in" fo:margin-right="0in" fo:margin-top="0in" fo:margin-bottom="0.1945in" style:contextual-spacing="true" fo:text-indent="0in" style:auto-text-indent="false"/>
      <style:text-properties fo:color="#800080" loext:opacity="100%" style:font-name="Calibri" fo:font-size="11pt" fo:font-weight="bold" officeooo:rsid="00178930" officeooo:paragraph-rsid="001c8ef9" style:font-size-asian="11pt" style:font-weight-asian="bold" style:font-size-complex="11pt" style:font-weight-complex="bold"/>
    </style:style>
    <style:style style:name="P6" style:family="paragraph" style:parent-style-name="List_20_Paragraph">
      <style:paragraph-properties fo:margin-left="0in" fo:margin-right="0in" fo:margin-top="0in" fo:margin-bottom="0.1945in" style:contextual-spacing="true" fo:text-indent="0in" style:auto-text-indent="false"/>
      <style:text-properties fo:color="#800080" loext:opacity="100%" style:font-name="Calibri" fo:font-size="11pt" fo:font-weight="bold" officeooo:rsid="00178930" officeooo:paragraph-rsid="001cccfe" style:font-size-asian="11pt" style:font-weight-asian="bold" style:font-size-complex="11pt" style:font-weight-complex="bold"/>
    </style:style>
    <style:style style:name="P7" style:family="paragraph" style:parent-style-name="List_20_Paragraph">
      <style:paragraph-properties fo:margin-left="0in" fo:margin-right="0in" fo:margin-top="0in" fo:margin-bottom="0.1945in" style:contextual-spacing="true" fo:text-indent="0in" style:auto-text-indent="false"/>
      <style:text-properties fo:color="#800080" loext:opacity="100%" style:font-name="Calibri" fo:font-size="11pt" fo:font-style="italic" fo:font-weight="bold" officeooo:rsid="00178930" officeooo:paragraph-rsid="00178930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List_20_Paragraph">
      <style:paragraph-properties fo:margin-left="0in" fo:margin-right="0in" fo:margin-top="0in" fo:margin-bottom="0.1945in" style:contextual-spacing="true" fo:text-indent="0in" style:auto-text-indent="false"/>
      <style:text-properties fo:color="#800080" loext:opacity="100%" style:font-name="Calibri" fo:font-size="11pt" fo:font-style="italic" fo:font-weight="bold" officeooo:rsid="00178930" officeooo:paragraph-rsid="0018bf22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List_20_Paragraph">
      <style:paragraph-properties fo:margin-left="0in" fo:margin-right="0in" fo:margin-top="0in" fo:margin-bottom="0.1945in" style:contextual-spacing="true" fo:text-indent="0in" style:auto-text-indent="false"/>
      <style:text-properties fo:color="#800080" loext:opacity="100%" style:font-name="Calibri" fo:font-size="11pt" fo:language="en" fo:country="US" fo:font-weight="bold" officeooo:rsid="00178930" officeooo:paragraph-rsid="00178930" style:font-size-asian="11pt" style:language-asian="en" style:country-asian="US" style:font-weight-asian="bold" style:font-size-complex="11pt" style:font-weight-complex="bold"/>
    </style:style>
    <style:style style:name="P10" style:family="paragraph" style:parent-style-name="List_20_Paragraph">
      <style:paragraph-properties fo:margin-left="0in" fo:margin-right="0in" fo:margin-top="0in" fo:margin-bottom="0.1945in" style:contextual-spacing="true" fo:text-indent="0in" style:auto-text-indent="false"/>
      <style:text-properties style:font-name="Calibri" fo:font-size="11pt" fo:font-style="italic" style:font-size-asian="11pt" style:font-style-asian="italic" style:font-size-complex="11pt" style:font-style-complex="italic"/>
    </style:style>
    <style:style style:name="P11" style:family="paragraph" style:parent-style-name="Standard">
      <style:text-properties fo:color="#4f81bd" loext:opacity="100%" style:font-name="Arial" fo:font-weight="bold" style:language-asian="en" style:country-asian="US" style:font-weight-asian="bold" style:font-name-complex="Arial1"/>
    </style:style>
    <style:style style:name="P12" style:family="paragraph" style:parent-style-name="Standard">
      <style:text-properties fo:font-size="14pt" fo:language="en" fo:country="US" fo:font-style="italic" style:font-size-asian="14pt" style:font-style-asian="italic"/>
    </style:style>
    <style:style style:name="P13" style:family="paragraph" style:parent-style-name="Standard">
      <style:text-properties fo:font-size="14pt" fo:language="en" fo:country="US" fo:font-style="italic" style:letter-kerning="true" style:font-name-asian="DejaVu Sans" style:font-size-asian="14pt" style:language-asian="ar" style:country-asian="SA" style:font-style-asian="italic"/>
    </style:style>
    <style:style style:name="P14" style:family="paragraph" style:parent-style-name="Standard">
      <style:text-properties fo:color="#800080" loext:opacity="100%" style:font-name="Calibri" fo:font-weight="bold" officeooo:rsid="00186ad1" officeooo:paragraph-rsid="00186ad1" style:font-weight-asian="bold" style:font-weight-complex="bold"/>
    </style:style>
    <style:style style:name="P15" style:family="paragraph" style:parent-style-name="Standard">
      <style:text-properties fo:color="#800080" loext:opacity="100%" style:font-name="Calibri" fo:font-weight="bold" officeooo:rsid="00186ad1" officeooo:paragraph-rsid="00201c05" style:font-weight-asian="bold" style:font-weight-complex="bold"/>
    </style:style>
    <style:style style:name="P16" style:family="paragraph" style:parent-style-name="Standard">
      <style:text-properties fo:color="#800080" loext:opacity="100%" style:font-name="Calibri" fo:font-weight="bold" officeooo:rsid="00186ad1" officeooo:paragraph-rsid="00204861" style:font-weight-asian="bold" style:font-weight-complex="bold"/>
    </style:style>
    <style:style style:name="P17" style:family="paragraph" style:parent-style-name="Standard">
      <style:text-properties fo:color="#800080" loext:opacity="100%" style:font-name="Calibri" fo:font-weight="bold" officeooo:rsid="00186ad1" officeooo:paragraph-rsid="0020da90" style:font-weight-asian="bold" style:font-weight-complex="bold"/>
    </style:style>
    <style:style style:name="P18" style:family="paragraph" style:parent-style-name="Standard">
      <style:text-properties fo:color="#800080" loext:opacity="100%" style:font-name="Calibri" fo:font-weight="bold" officeooo:rsid="00186ad1" officeooo:paragraph-rsid="0022629d" style:font-weight-asian="bold" style:font-weight-complex="bold"/>
    </style:style>
    <style:style style:name="P19" style:family="paragraph" style:parent-style-name="Standard">
      <style:text-properties fo:color="#800080" loext:opacity="100%" style:font-name="Calibri" fo:font-weight="bold" officeooo:rsid="001d226a" officeooo:paragraph-rsid="001d226a" style:font-weight-asian="bold" style:font-weight-complex="bold"/>
    </style:style>
    <style:style style:name="P20" style:family="paragraph" style:parent-style-name="Standard">
      <style:text-properties style:font-name="Calibri" fo:font-size="11pt" fo:language="en" fo:country="US" style:font-size-asian="11pt" style:language-asian="en" style:country-asian="US" style:font-size-complex="11pt"/>
    </style:style>
    <style:style style:name="P21" style:family="paragraph" style:parent-style-name="Standard" style:master-page-name="Standard">
      <style:paragraph-properties style:page-number="auto"/>
    </style:style>
    <style:style style:name="T1" style:family="text">
      <style:text-properties fo:color="#4f81bd" loext:opacity="100%" style:font-name="Arial" fo:font-size="14pt" fo:font-weight="bold" style:font-size-asian="14pt" style:language-asian="en" style:country-asian="US" style:font-weight-asian="bold" style:font-name-complex="Arial1"/>
    </style:style>
    <style:style style:name="T2" style:family="text">
      <style:text-properties fo:color="#4f81bd" loext:opacity="100%" style:font-name="Arial" fo:font-size="14pt" fo:language="en" fo:country="US" fo:font-weight="bold" style:font-size-asian="14pt" style:language-asian="en" style:country-asian="US" style:font-weight-asian="bold" style:font-name-complex="Arial1"/>
    </style:style>
    <style:style style:name="T3" style:family="text">
      <style:text-properties fo:font-size="14pt" fo:font-style="italic" style:font-size-asian="14pt" style:font-style-asian="italic"/>
    </style:style>
    <style:style style:name="T4" style:family="text">
      <style:text-properties fo:font-size="14pt" fo:language="en" fo:country="US" fo:font-style="italic" style:font-size-asian="14pt" style:font-style-asian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186ad1"/>
    </style:style>
    <style:style style:name="T9" style:family="text">
      <style:text-properties officeooo:rsid="0018bf22"/>
    </style:style>
    <style:style style:name="T10" style:family="text">
      <style:text-properties fo:color="#800080" loext:opacity="100%" style:font-name="Calibri" fo:font-size="11pt" fo:font-style="italic" officeooo:rsid="00178930" style:font-size-asian="11pt" style:font-style-asian="italic" style:font-size-complex="11pt" style:font-style-complex="italic" style:font-weight-complex="bold"/>
    </style:style>
    <style:style style:name="T11" style:family="text">
      <style:text-properties fo:color="#800080" loext:opacity="100%" style:font-name="Calibri" fo:font-size="11pt" fo:font-style="italic" officeooo:rsid="0018bf22" style:font-size-asian="11pt" style:font-style-asian="italic" style:font-size-complex="11pt" style:font-style-complex="italic" style:font-weight-complex="bold"/>
    </style:style>
    <style:style style:name="T12" style:family="text">
      <style:text-properties officeooo:rsid="001b9d9c"/>
    </style:style>
    <style:style style:name="T13" style:family="text">
      <style:text-properties officeooo:rsid="001ba4a1"/>
    </style:style>
    <style:style style:name="T14" style:family="text">
      <style:text-properties officeooo:rsid="001c8ef9"/>
    </style:style>
    <style:style style:name="T15" style:family="text">
      <style:text-properties officeooo:rsid="001cccfe"/>
    </style:style>
    <style:style style:name="T16" style:family="text">
      <style:text-properties officeooo:rsid="001d226a"/>
    </style:style>
    <style:style style:name="T17" style:family="text">
      <style:text-properties officeooo:rsid="001e5584"/>
    </style:style>
    <style:style style:name="T18" style:family="text">
      <style:text-properties officeooo:rsid="00201c05"/>
    </style:style>
    <style:style style:name="T19" style:family="text">
      <style:text-properties officeooo:rsid="00204861"/>
    </style:style>
    <style:style style:name="T20" style:family="text">
      <style:text-properties officeooo:rsid="0020da90"/>
    </style:style>
    <style:style style:name="T21" style:family="text">
      <style:text-properties officeooo:rsid="0022629d"/>
    </style:style>
    <style:style style:name="T22" style:family="text">
      <style:text-properties officeooo:rsid="00230b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Assignment </text:span><text:span text:style-name="T2">6</text:span><text:span text:style-name="T1"> – </text:span><text:span text:style-name="T2">More on List</text:span><text:span text:style-name="T1">s</text:span></text:p>
      <text:p text:style-name="P11"/>
      <text:p text:style-name="Standard"><text:span text:style-name="T3">Write pseudo-code not Java for problems requiring code. You are responsible for the appropriate level of detail.</text:span></text:p>
      <text:p text:style-name="P12"/>
      <text:p text:style-name="Standard"><text:span text:style-name="T4">The questions in this assignment give you the opportunity to explore a new data structure and to experiment with the hybrid implementation in Q3. </text:span></text:p>
      <text:p text:style-name="P13"/>
      <text:list xml:id="list2478880250" text:style-name="WWNum8">
        <text:list-item>
          <text:p text:style-name="P1"><text:span text:style-name="T6">A d</text:span><text:span text:style-name="T7">eque </text:span><text:span text:style-name="T6">(pronounced deck) </text:span><text:span text:style-name="T7">is an ordered set of items from which items may be deleted at either end and into which items may be inserted at either end.  Call the two ends left and right.</text:span><text:span text:style-name="T6"> This is an access-restricted structure since no insertions or deletions can happen other than at the ends. <text:s/>Implement the deque as a doubly-linked list (not circular, no header). Write InsertLeft and DeleteRight.</text:span></text:p>
        </text:list-item>
      </text:list>
      <text:p text:style-name="P10"/>
      <text:p text:style-name="P7">Deque implementation — doubly linked list</text:p>
      <text:p text:style-name="P7"><text:tab/>insertRight <text:span text:style-name="T8">(input: doubleLinkedList, newNode)</text:span></text:p>
      <text:p text:style-name="P7"><text:tab/><text:tab/><text:span text:style-name="T8">if doubleLinkedList→head == null</text:span></text:p>
      <text:p text:style-name="P7"><text:tab/><text:tab/><text:tab/><text:span text:style-name="T8">doubleLinkedList→head = </text:span><text:span text:style-name="T9">newNode</text:span></text:p>
      <text:p text:style-name="P7"><text:tab/><text:tab/><text:tab/><text:span text:style-name="T9">doubleLinkedList→tail = newNode</text:span></text:p>
      <text:p text:style-name="P7"><text:tab/><text:tab/><text:tab/><text:span text:style-name="T9">newNode→prev = newNode→tail = null</text:span></text:p>
      <text:p text:style-name="P7"><text:tab/><text:tab/><text:span text:style-name="T9">else</text:span></text:p>
      <text:p text:style-name="P7"><text:tab/><text:tab/><text:tab/><text:span text:style-name="T8">newNode-&gt;Prev = doubleLinkedList→tail</text:span></text:p>
      <text:p text:style-name="P7"><text:tab/><text:tab/><text:tab/><text:span text:style-name="T8">doubleLinkedList→tail = newNode</text:span></text:p>
      <text:p text:style-name="P7"><text:tab/><text:tab/><text:tab/><text:span text:style-name="T8">newNode→next = null</text:span></text:p>
      <text:p text:style-name="P7"><text:tab/>deleteLeft<text:span text:style-name="T9">(input: doubleLinkedList)</text:span></text:p>
      <text:p text:style-name="P7"><text:tab/><text:tab/><text:span text:style-name="T9">if doubleLinkeList→head == null</text:span></text:p>
      <text:p text:style-name="P7"><text:tab/><text:tab/><text:tab/><text:span text:style-name="T9">error list is empty</text:span></text:p>
      <text:p text:style-name="P7"><text:tab/><text:tab/><text:span text:style-name="T9">else if doubleLinkedList→head == doubleLinkedList→tail</text:span></text:p>
      <text:p text:style-name="P8"><text:tab/><text:tab/><text:tab/><text:span text:style-name="T9">doubleLinkedList→head = doubleLinkedList→tail = null</text:span></text:p>
      <text:p text:style-name="P7"><text:tab/><text:tab/><text:span text:style-name="T9">else</text:span></text:p>
      <text:p text:style-name="P7"><text:tab/><text:tab/><text:tab/><text:span text:style-name="T9">doubleLinkedList→head = doubleLinkedList→head→next</text:span></text:p>
      <text:p text:style-name="P2"><text:span text:style-name="T10"><text:tab/><text:tab/><text:tab/></text:span><text:span text:style-name="T11">doubleLinkedList→head→prev = null</text:span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list xml:id="list225950161644480" text:continue-numbering="true" text:style-name="WWNum8">
        <text:list-item>
          <text:p text:style-name="P1"><text:soft-page-break/><text:span text:style-name="T6">Implement a deque from problem 1 as a doubly-linked circular list with a header. Write InsertRight and DeleteLeft.</text:span></text:p>
        </text:list-item>
      </text:list>
      <text:p text:style-name="P20"/>
      <text:p text:style-name="P9">Deque implementation — doubly linked list circular with a header</text:p>
      <text:p text:style-name="P3"><text:tab/>insertRight <text:span text:style-name="T8">(input: doubleLinkedList, newNode)</text:span></text:p>
      <text:p text:style-name="P3"><text:tab/><text:tab/><text:span text:style-name="T12">newNode→prev = doubleLinkedList→tail</text:span></text:p>
      <text:p text:style-name="P3"><text:tab/><text:tab/><text:span text:style-name="T12">newNode→next = doubleLinkedList→head </text:span></text:p>
      <text:p text:style-name="P3"><text:tab/><text:tab/><text:span text:style-name="T13">doubleLinkedList→tail-&gt;next = newNode</text:span></text:p>
      <text:p text:style-name="P3"><text:tab/><text:tab/><text:span text:style-name="T13">doubleLinkedList→head→prev = <text:s/>newNode</text:span></text:p>
      <text:p text:style-name="P4"><text:tab/><text:tab/><text:span text:style-name="T13">doubleLinkedList→tail = newNode</text:span></text:p>
      <text:p text:style-name="P3"><text:tab/>deleteLeft<text:span text:style-name="T9">(input: doubleLinkedList)</text:span></text:p>
      <text:p text:style-name="P3"><text:tab/><text:tab/><text:span text:style-name="T9">if doubleLinkeList→head == </text:span><text:span text:style-name="T14">doubeLinkedList→tail </text:span></text:p>
      <text:p text:style-name="P3"><text:tab/><text:tab/><text:tab/><text:span text:style-name="T9">error list is empty</text:span></text:p>
      <text:p text:style-name="P5"><text:tab/><text:tab/><text:span text:style-name="T14">doubleLinkedList→head→next = doubleLinkedList→head→next→next</text:span></text:p>
      <text:p text:style-name="P5"><text:span text:style-name="T14"><text:tab/><text:tab/>if doubleLinkedList→head == doubleLinkedList→head→next</text:span></text:p>
      <text:p text:style-name="P6"><text:span text:style-name="T14"><text:tab/><text:tab/><text:tab/></text:span><text:span text:style-name="T15">doubleLinkedList→tail = doubleLinkedList→head </text:span></text:p>
      <text:p text:style-name="P6"><text:span text:style-name="T14"><text:tab/><text:tab/><text:tab/></text:span><text:span text:style-name="T15">doubleLinkedList→head→prev = doubleLinkedList→head </text:span><text:span text:style-name="T14"><text:s text:c="2"/></text:span></text:p>
      <text:p text:style-name="P20"/>
      <text:list xml:id="list225951188897294" text:continue-numbering="true" text:style-name="WWNum8">
        <text:list-item>
          <text:p text:style-name="P1"><text:span text:style-name="T7">Write a set of routines for implementing several stacks and queues within a single array.</text:span><text:span text:style-name="T6"> Hint: Look at the lecture material on the hybrid implementation. </text:span><text:bookmark text:name="_GoBack"/></text:p>
        </text:list-item>
      </text:list>
      <text:p text:style-name="P14">singleArray</text:p>
      <text:p text:style-name="P14"/>
      <text:p text:style-name="P19">getNextSlot() → returns index of empty node or -1</text:p>
      <text:p text:style-name="P19"><text:tab/>for node : singleArray</text:p>
      <text:p text:style-name="P19"><text:tab/><text:tab/>counter++</text:p>
      <text:p text:style-name="P19"><text:tab/><text:tab/>if node is null</text:p>
      <text:p text:style-name="P19"><text:tab/><text:tab/><text:tab/>return node</text:p>
      <text:p text:style-name="P19"><text:tab/>return -1</text:p>
      <text:p text:style-name="P19"/>
      <text:p text:style-name="P14">enqueue<text:span text:style-name="T16">(input: queue, newNode)</text:span></text:p>
      <text:p text:style-name="P15"><text:tab/><text:span text:style-name="T18">if </text:span><text:span text:style-name="T17">newIndex = getNextSlot() </text:span><text:span text:style-name="T18">== -1</text:span></text:p>
      <text:p text:style-name="P15"><text:tab/><text:tab/><text:span text:style-name="T18">error, </text:span><text:span text:style-name="T19">exit</text:span></text:p>
      <text:p text:style-name="P14"><text:tab/><text:span text:style-name="T17">if queue→head == </text:span><text:span text:style-name="T18">null</text:span></text:p>
      <text:p text:style-name="P14"><text:tab/><text:tab/><text:span text:style-name="T18">queue→head = newNode</text:span></text:p>
      <text:p text:style-name="P14"><text:tab/><text:tab/><text:span text:style-name="T18">queue→tail = newNode</text:span></text:p>
      <text:p text:style-name="P14"><text:tab/><text:span text:style-name="T17">else</text:span></text:p>
      <text:p text:style-name="P14"><text:tab/><text:tab/><text:span text:style-name="T19">curNode = queue→head </text:span></text:p>
      <text:p text:style-name="P14"><text:tab/><text:tab/><text:span text:style-name="T18">while curNode→next != null</text:span></text:p>
      <text:p text:style-name="P14"><text:tab/><text:tab/><text:tab/><text:span text:style-name="T19">curNode= curNode→next</text:span></text:p>
      <text:p text:style-name="P14"><text:tab/><text:tab/><text:span text:style-name="T19">curNode→next = newNode</text:span></text:p>
      <text:p text:style-name="P16"><text:tab/><text:span text:style-name="T17">singleArray[newIndex] = newNode</text:span></text:p>
      <text:p text:style-name="P14"><text:tab/><text:tab/></text:p>
      <text:p text:style-name="P14"/>
      <text:p text:style-name="P14"/>
      <text:p text:style-name="P14"/>
      <text:p text:style-name="P14"><text:soft-page-break/>dequeue<text:span text:style-name="T16">(input: queue)</text:span></text:p>
      <text:p text:style-name="P14"><text:tab/><text:span text:style-name="T21">if queue→head = null</text:span></text:p>
      <text:p text:style-name="P14"><text:tab/><text:tab/><text:span text:style-name="T21">error, empty</text:span></text:p>
      <text:p text:style-name="P18"><text:tab/><text:span text:style-name="T19">curNode = queue→head </text:span></text:p>
      <text:p text:style-name="P18"><text:tab/><text:span text:style-name="T18">while curNode→next != null</text:span></text:p>
      <text:p text:style-name="P18"><text:tab/><text:tab/><text:span text:style-name="T21">prevNode = curNode</text:span></text:p>
      <text:p text:style-name="P18"><text:tab/><text:tab/><text:span text:style-name="T19">curNode= curNode→next</text:span></text:p>
      <text:p text:style-name="P14"><text:tab/><text:span text:style-name="T21">prevNode = queue→tail </text:span></text:p>
      <text:p text:style-name="P14"/>
      <text:p text:style-name="P14">push<text:span text:style-name="T16">(input: stack, newNode</text:span><text:span text:style-name="T18">)</text:span></text:p>
      <text:p text:style-name="P17"><text:tab/><text:span text:style-name="T18">if </text:span><text:span text:style-name="T17">newIndex = getNextSlot() </text:span><text:span text:style-name="T18">== -1</text:span></text:p>
      <text:p text:style-name="P17"><text:tab/><text:tab/><text:span text:style-name="T18">error, </text:span><text:span text:style-name="T19">exit</text:span></text:p>
      <text:p text:style-name="P17"><text:tab/><text:span text:style-name="T17">if </text:span><text:span text:style-name="T20">stack</text:span><text:span text:style-name="T17">→</text:span><text:span text:style-name="T20">top</text:span><text:span text:style-name="T17"> == </text:span><text:span text:style-name="T18">null</text:span></text:p>
      <text:p text:style-name="P17"><text:tab/><text:tab/><text:span text:style-name="T20">stack→top</text:span><text:span text:style-name="T18"> = newNode</text:span></text:p>
      <text:p text:style-name="P17"><text:tab/><text:span text:style-name="T17">else</text:span></text:p>
      <text:p text:style-name="P17"><text:tab/><text:tab/><text:span text:style-name="T19">curNode = </text:span><text:span text:style-name="T20">stack</text:span><text:span text:style-name="T19">→</text:span><text:span text:style-name="T20">top</text:span><text:span text:style-name="T19"> </text:span></text:p>
      <text:p text:style-name="P17"><text:tab/><text:tab/><text:span text:style-name="T18">while curNode→next != null</text:span></text:p>
      <text:p text:style-name="P17"><text:tab/><text:tab/><text:tab/><text:span text:style-name="T19">curNode= curNode→next</text:span></text:p>
      <text:p text:style-name="P17"><text:tab/><text:tab/><text:span text:style-name="T19">curNode→next = newNode</text:span></text:p>
      <text:p text:style-name="P17"><text:tab/><text:span text:style-name="T17">singleArray[newIndex] = newNode</text:span></text:p>
      <text:p text:style-name="P17"/>
      <text:p text:style-name="P14">pop<text:span text:style-name="T16">(input: stack)</text:span></text:p>
      <text:p text:style-name="P18"><text:tab/> <text:span text:style-name="T19">curNode = </text:span><text:span text:style-name="T20">stack</text:span><text:span text:style-name="T19">→</text:span><text:span text:style-name="T20">top</text:span></text:p>
      <text:p text:style-name="P18"><text:span text:style-name="T18"><text:tab/>while curNode→next != null</text:span></text:p>
      <text:p text:style-name="P18"><text:tab/><text:tab/><text:span text:style-name="T21">prevNode = curNode</text:span></text:p>
      <text:p text:style-name="P18"><text:tab/><text:tab/><text:span text:style-name="T19">curNode= curNode→next</text:span></text:p>
      <text:p text:style-name="P18"><text:tab/><text:span text:style-name="T22">stack→top = prevNo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rbi" svg:font-family="Calirbi"/>
    <style:font-face style:name="Calibri" svg:font-family="Calibri" style:font-family-generic="swiss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fo:language="ru" fo:country="RU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41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ading - EN605.202.81 - HW4</dc:title>
    <meta:initial-creator>Eleanor</meta:initial-creator>
    <meta:editing-cycles>10</meta:editing-cycles>
    <meta:print-date>2011-06-08T22:55:00</meta:print-date>
    <meta:creation-date>2014-01-21T02:55:00</meta:creation-date>
    <dc:date>2021-03-09T22:59:32.703458200</dc:date>
    <meta:editing-duration>PT3H58M2S</meta:editing-duration>
    <meta:generator>LibreOffice/7.0.4.2$Linux_X86_64 LibreOffice_project/00$Build-2</meta:generator>
    <meta:document-statistic meta:table-count="0" meta:image-count="0" meta:object-count="0" meta:page-count="3" meta:paragraph-count="83" meta:word-count="406" meta:character-count="3182" meta:non-whitespace-character-count="2709"/>
    <meta:user-defined meta:name="AppVersion">14.0000</meta:user-defined>
    <meta:template xlink:type="simple" xlink:actuate="onRequest" xlink:title="Normal.dotm" xlink:href=""/>
  </office:meta>
</office:document-meta>
</file>